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818cm"/>
    </style:style>
    <style:style style:name="gr4" style:family="graphic" style:parent-style-name="standard">
      <style:graphic-properties draw:stroke="dash" draw:stroke-dash="Ultrafine_20_Dashed" draw:fill="hatch" draw:fill-hatch-name="Hatch_20_2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45cm" draw:marker-end="Arrow" draw:marker-end-width="0.45cm" draw:textarea-horizontal-align="center" draw:textarea-vertical-align="botto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45cm" draw:marker-end="Arrow" draw:marker-end-width="0.45cm" draw:textarea-horizontal-align="center" draw:textarea-vertical-align="bottom" fo:padding-top="0.175cm" fo:padding-bottom="0.38cm" fo:padding-left="0.3cm" fo:padding-right="0.3cm"/>
    </style:style>
    <style:style style:name="gr12" style:family="graphic" style:parent-style-name="standard">
      <style:graphic-properties svg:stroke-width="0.1cm" draw:marker-start-width="0.45cm" draw:marker-end="Arrow" draw:marker-end-width="0.45cm" draw:textarea-horizontal-align="left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Fine_20_Dashed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center"/>
      <style:text-properties fo:font-size="21pt" style:font-size-asian="21pt" style:font-size-complex="21pt"/>
    </style:style>
    <style:style style:name="P8" style:family="paragraph">
      <style:text-properties fo:font-size="21pt" style:font-size-asian="21pt" style:font-size-complex="2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/>
    </style:style>
    <style:style style:name="T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6" draw:layer="layout" svg:width="4.5cm" svg:height="2.5cm" svg:x="2.5cm" svg:y="6.5cm">
          <text:p text:style-name="P1"><text:span text:style-name="T1">MainWind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5cm" svg:height="2cm" svg:x="15cm" svg:y="2cm">
          <text:p text:style-name="P1"><text:span text:style-name="T1">Rssi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4.5cm" svg:height="2cm" svg:x="2.5cm" svg:y="2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5cm" svg:height="2.5cm" svg:x="1cm" svg:y="20.5cm">
          <text:p text:style-name="P1"><text:span text:style-name="T1">PAControll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1.568cm" svg:x="13.5cm" svg:y="11.932cm">
          <draw:text-box>
            <text:p><text:span text:style-name="T2">...</text:span></text:p>
          </draw:text-box>
        </draw:frame>
        <draw:frame draw:style-name="gr3" draw:text-style-name="P3" draw:layer="layout" svg:width="2.5cm" svg:height="1.568cm" svg:x="13.5cm" svg:y="16.5cm">
          <draw:text-box>
            <text:p><text:span text:style-name="T2">… </text:span></text:p>
          </draw:text-box>
        </draw:frame>
        <draw:custom-shape draw:style-name="gr4" draw:text-style-name="P4" draw:id="id14" draw:layer="layout" svg:width="5.5cm" svg:height="3cm" svg:x="1cm" svg:y="25.7cm">
          <text:p text:style-name="P1"><text:span text:style-name="T3">PULSEAUDIO</text:span></text:p>
          <text:p text:style-name="P1"><text:span text:style-name="T3">DAEM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cm" svg:y1="21.75cm" svg:x2="1cm" svg:y2="21.75cm" draw:start-shape="id1" draw:start-glue-point="3" draw:end-shape="id1" draw:end-glue-point="3" svg:d="">
          <text:p/>
        </draw:connector>
        <draw:custom-shape draw:style-name="gr1" draw:text-style-name="P2" draw:id="id2" draw:layer="layout" svg:width="5cm" svg:height="2.5cm" svg:x="15cm" svg:y="6.5cm">
          <text:p text:style-name="P1"><text:span text:style-name="T1">Prob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5.5cm" svg:height="2cm" svg:x="14.5cm" svg:y="19cm">
          <text:p text:style-name="P1"><text:span text:style-name="T1">Sink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5.5cm" svg:height="2cm" svg:x="14.5cm" svg:y="22.5cm">
          <text:p text:style-name="P1"><text:span text:style-name="T1">SinkInputMode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cm" svg:y1="9cm" svg:x2="17.5cm" svg:y2="11.5cm" draw:start-shape="id2" draw:start-glue-point="2" draw:end-shape="id3" draw:end-glue-point="0" svg:d="m17500 9000v2500">
          <text:p/>
        </draw:connector>
        <draw:connector draw:style-name="gr6" draw:text-style-name="P1" draw:layer="layout" svg:x1="17.5cm" svg:y1="9cm" svg:x2="5.5cm" svg:y2="11.5cm" draw:start-shape="id2" draw:start-glue-point="2" draw:end-shape="id4" draw:end-glue-point="0" svg:d="m17500 9000v1250h-12000v1250">
          <text:p/>
        </draw:connector>
        <draw:connector draw:style-name="gr6" draw:text-style-name="P1" draw:layer="layout" svg:x1="17.5cm" svg:y1="9cm" svg:x2="11cm" svg:y2="11.5cm" draw:start-shape="id2" draw:start-glue-point="2" draw:end-shape="id5" draw:end-glue-point="0" svg:d="m17500 9000v1250h-6500v1250">
          <text:p/>
        </draw:connector>
        <draw:custom-shape draw:style-name="gr7" draw:text-style-name="P1" draw:id="id4" draw:layer="layout" svg:width="5cm" svg:height="2cm" svg:x="3cm" svg:y="11.5cm">
          <text:p text:style-name="P1">ProbeInterface</text:p>
          <draw:enhanced-geometry svg:viewBox="0 0 21600 21600" draw:type="rectangle" draw:enhanced-path="M 0 0 L 21600 0 21600 21600 0 21600 0 0 Z N"/>
        </draw:custom-shape>
        <draw:custom-shape draw:style-name="gr7" draw:text-style-name="P1" draw:id="id3" draw:layer="layout" svg:width="5cm" svg:height="2cm" svg:x="15cm" svg:y="11.5cm">
          <text:p text:style-name="P1">ProbeInterface</text:p>
          <draw:enhanced-geometry svg:viewBox="0 0 21600 21600" draw:type="rectangle" draw:enhanced-path="M 0 0 L 21600 0 21600 21600 0 21600 0 0 Z N"/>
        </draw:custom-shape>
        <draw:custom-shape draw:style-name="gr7" draw:text-style-name="P1" draw:id="id5" draw:layer="layout" svg:width="5cm" svg:height="2cm" svg:x="8.5cm" svg:y="11.5cm">
          <text:p text:style-name="P1">ProbeInterface</text:p>
          <draw:enhanced-geometry svg:viewBox="0 0 21600 21600" draw:type="rectangle" draw:enhanced-path="M 0 0 L 21600 0 21600 21600 0 21600 0 0 Z N"/>
        </draw:custom-shape>
        <draw:custom-shape draw:style-name="gr8" draw:text-style-name="P5" draw:id="id9" draw:layer="layout" svg:width="3cm" svg:height="2cm" svg:x="4cm" svg:y="16.5cm">
          <text:p text:style-name="P1"><text:span text:style-name="T4">Pro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id="id10" draw:layer="layout" svg:width="3cm" svg:height="2cm" svg:x="9.5cm" svg:y="16.5cm">
          <text:p text:style-name="P1"><text:span text:style-name="T4">Prob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id="id11" draw:layer="layout" svg:width="3cm" svg:height="2cm" svg:x="16cm" svg:y="16.5cm">
          <text:p text:style-name="P1"><text:span text:style-name="T4">Prob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4.437cm" svg:x1="4.75cm" svg:y1="9cm" svg:x2="2.116cm" svg:y2="20.373cm" draw:start-shape="id6" draw:start-glue-point="2" svg:d="m4750 9000v1500h-2634v9873">
          <text:p/>
        </draw:connector>
        <draw:connector draw:style-name="gr10" draw:text-style-name="P6" draw:layer="layout" svg:x1="7cm" svg:y1="3cm" svg:x2="15cm" svg:y2="3cm" draw:start-shape="id7" draw:start-glue-point="1" draw:end-shape="id8" draw:end-glue-point="3" svg:d="m7000 3000h8000">
          <text:p/>
        </draw:connector>
        <draw:connector draw:style-name="gr11" draw:text-style-name="P7" draw:layer="layout" svg:x1="7cm" svg:y1="7.75cm" svg:x2="15cm" svg:y2="7.75cm" draw:start-shape="id6" draw:start-glue-point="1" draw:end-shape="id2" draw:end-glue-point="3" svg:d="m7000 7750h8000">
          <text:p/>
        </draw:connector>
        <draw:connector draw:style-name="gr12" draw:text-style-name="P7" draw:layer="layout" svg:x1="17.5cm" svg:y1="6.5cm" svg:x2="17.5cm" svg:y2="4cm" draw:start-shape="id2" draw:start-glue-point="0" draw:end-shape="id8" draw:end-glue-point="2" svg:d="m17500 6500v-2500">
          <text:p text:style-name="P1"><text:span text:style-name="T5"><text:s text:c="2"/></text:span><text:span text:style-name="T5">update</text:span></text:p>
        </draw:connector>
        <draw:connector draw:style-name="gr12" draw:text-style-name="P7" draw:layer="layout" svg:x1="4.75cm" svg:y1="6.5cm" svg:x2="4.75cm" svg:y2="4cm" draw:start-shape="id6" draw:start-glue-point="0" draw:end-shape="id7" draw:end-glue-point="2" svg:d="m4750 6500v-2500">
          <text:p text:style-name="P1"><text:span text:style-name="T5"><text:s text:c="2"/></text:span></text:p>
        </draw:connector>
        <draw:connector draw:style-name="gr12" draw:text-style-name="P7" draw:layer="layout" draw:line-skew="-0.499cm" svg:x1="2.5cm" svg:y1="3cm" svg:x2="2.5cm" svg:y2="7.75cm" draw:start-shape="id7" draw:start-glue-point="3" draw:end-shape="id6" draw:end-glue-point="3" svg:d="m2500 3000h-1000v4750h1000">
          <text:p text:style-name="P1"><text:span text:style-name="T5">outputs</text:span></text:p>
        </draw:connector>
        <draw:connector draw:style-name="gr13" draw:text-style-name="P1" draw:layer="layout" svg:x1="5.5cm" svg:y1="13.5cm" svg:x2="5.5cm" svg:y2="16.5cm" draw:start-shape="id4" draw:start-glue-point="2" draw:end-shape="id9" draw:end-glue-point="0" svg:d="m5500 13500v3000">
          <text:p/>
        </draw:connector>
        <draw:connector draw:style-name="gr13" draw:text-style-name="P1" draw:layer="layout" svg:x1="11cm" svg:y1="13.5cm" svg:x2="11cm" svg:y2="16.5cm" draw:start-shape="id5" draw:start-glue-point="2" draw:end-shape="id10" draw:end-glue-point="0" svg:d="m11000 13500v3000">
          <text:p/>
        </draw:connector>
        <draw:connector draw:style-name="gr13" draw:text-style-name="P1" draw:layer="layout" svg:x1="17.5cm" svg:y1="13.5cm" svg:x2="17.5cm" svg:y2="16.5cm" draw:start-shape="id3" draw:start-glue-point="2" draw:end-shape="id11" draw:end-glue-point="0" svg:d="m17500 13500v3000">
          <text:p/>
        </draw:connector>
        <draw:connector draw:style-name="gr6" draw:text-style-name="P1" draw:layer="layout" draw:line-skew="3cm" svg:x1="6.5cm" svg:y1="21.75cm" svg:x2="14.5cm" svg:y2="20cm" draw:start-shape="id1" draw:start-glue-point="1" draw:end-shape="id12" draw:end-glue-point="3" svg:d="m6500 21750h7000v-1750h1000">
          <text:p/>
        </draw:connector>
        <draw:connector draw:style-name="gr14" draw:text-style-name="P1" draw:layer="layout" draw:line-skew="3cm" svg:x1="6.5cm" svg:y1="21.75cm" svg:x2="14.5cm" svg:y2="23.5cm" draw:start-shape="id1" draw:start-glue-point="1" draw:end-shape="id13" draw:end-glue-point="3" svg:d="m6500 21750h7000v1750h1000">
          <text:p text:style-name="P1"><text:span text:style-name="T5">update <text:s text:c="5"/></text:span><text:s text:c="2"/></text:p>
        </draw:connector>
        <draw:connector draw:style-name="gr13" draw:text-style-name="P1" draw:layer="layout" svg:x1="3.75cm" svg:y1="23cm" svg:x2="3.75cm" svg:y2="25.7cm" draw:start-shape="id1" draw:start-glue-point="2" draw:end-shape="id14" draw:end-glue-point="0" svg:d="m3750 23000v2700">
          <text:p/>
        </draw:connector>
        <draw:frame draw:style-name="gr15" draw:layer="layout" svg:width="8cm" svg:height="1.25cm" svg:x="7cm" svg:y="6.5cm">
          <draw:text-box>
            <text:p text:style-name="P1"><text:span text:style-name="T5">monitor &amp; start / stop</text:span></text:p>
          </draw:text-box>
        </draw:frame>
        <draw:frame draw:style-name="gr15" draw:text-style-name="P8" draw:layer="layout" svg:width="5cm" svg:height="1.25cm" svg:x="8.5cm" svg:y="1.75cm">
          <draw:text-box>
            <text:p text:style-name="P1"><text:span text:style-name="T5">get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Hatch_20_2" draw:display-name="Hatch 2" draw:style="single" draw:color="#c0c0c0" draw:distance="0.13cm" draw:rotation="90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netta </meta:initial-creator>
    <meta:creation-date>2010-12-11T18:47:02</meta:creation-date>
    <dc:date>2010-12-12T11:47:28</dc:date>
    <dc:creator>tinetta </dc:creator>
    <meta:editing-duration>PT00H24M02S</meta:editing-duration>
    <meta:editing-cycles>4</meta:editing-cycles>
    <meta:generator>OpenOffice.org/3.1$Unix OpenOffice.org_project/310m19$Build-9420</meta:generator>
    <meta:document-statistic meta:object-count="34"/>
  </office:meta>
</office:document-meta>
</file>